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901cm" fo:margin-left="0.064cm" table:align="left"/>
    </style:style>
    <style:style style:name="Table1.A" style:family="table-column">
      <style:table-column-properties style:column-width="0.794cm"/>
    </style:style>
    <style:style style:name="Table1.B" style:family="table-column">
      <style:table-column-properties style:column-width="5.106cm"/>
    </style:style>
    <style:style style:name="Table1.C" style:family="table-column">
      <style:table-column-properties style:column-width="3.096cm"/>
    </style:style>
    <style:style style:name="Table1.D" style:family="table-column">
      <style:table-column-properties style:column-width="3.493cm"/>
    </style:style>
    <style:style style:name="Table1.E" style:family="table-column">
      <style:table-column-properties style:column-width="1.614cm"/>
    </style:style>
    <style:style style:name="Table1.F" style:family="table-column">
      <style:table-column-properties style:column-width="1.7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3pt" officeooo:rsid="00adcd69" officeooo:paragraph-rsid="0065b791" style:font-size-asian="13pt" style:font-size-complex="13pt"/>
    </style:style>
    <style:style style:name="P2" style:family="paragraph" style:parent-style-name="Header">
      <style:paragraph-properties fo:text-align="center" style:justify-single-word="false"/>
      <style:text-properties fo:font-size="11pt" officeooo:rsid="00adcd69" officeooo:paragraph-rsid="0065dda0" style:font-size-asian="11pt" style:font-size-complex="11pt"/>
    </style:style>
    <style:style style:name="P3" style:family="paragraph" style:parent-style-name="Preformatted_20_Text">
      <style:text-properties officeooo:rsid="0002d22a" officeooo:paragraph-rsid="0002d22a"/>
    </style:style>
    <style:style style:name="P4" style:family="paragraph" style:parent-style-name="Preformatted_20_Text">
      <style:text-properties officeooo:rsid="00033cca" officeooo:paragraph-rsid="00033cca"/>
    </style:style>
    <style:style style:name="P5" style:family="paragraph" style:parent-style-name="Preformatted_20_Text">
      <style:paragraph-properties fo:text-align="center" style:justify-single-word="false"/>
      <style:text-properties officeooo:rsid="00033cca" officeooo:paragraph-rsid="00033cca"/>
    </style:style>
    <style:style style:name="P6" style:family="paragraph" style:parent-style-name="Preformatted_20_Text">
      <style:text-properties fo:font-size="15pt" officeooo:rsid="00527eb6" officeooo:paragraph-rsid="00033cca" style:font-size-asian="15pt" style:font-size-complex="15pt"/>
    </style:style>
    <style:style style:name="P7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paragraph-rsid="002a46e2" style:font-name-asian="Nimbus Mono L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2a46e2" officeooo:paragraph-rsid="002a46e2" style:font-name-asian="Nimbus Mono L" style:font-size-asian="10pt" style:font-name-complex="Liberation Mono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10pt" officeooo:rsid="002a46e2" officeooo:paragraph-rsid="002a46e2" style:font-name-asian="Nimbus Mono L" style:font-size-asian="10pt" style:font-name-complex="Liberation Mono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10pt" officeooo:rsid="002a46e2" officeooo:paragraph-rsid="00580954" style:font-name-asian="Nimbus Mono L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2a46e2" officeooo:paragraph-rsid="0063d14c" style:font-name-asian="Nimbus Mono L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paragraph-rsid="005cf352" style:font-name-asian="Nimbus Mono L" style:font-size-asian="10pt" style:font-name-complex="Liberation Mono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Liberation Mono" fo:font-size="10pt" officeooo:rsid="00638b05" officeooo:paragraph-rsid="00638b05" style:font-name-asian="Nimbus Mono L" style:font-size-asian="10pt" style:font-name-complex="Liberation Mono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" fo:font-size="10pt" officeooo:rsid="00577d59" officeooo:paragraph-rsid="0063d14c" style:font-name-asian="Nimbus Mono L" style:font-size-asian="10pt" style:font-name-complex="Liberation Mono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Liberation Mono" fo:font-size="10pt" officeooo:rsid="0063f13e" officeooo:paragraph-rsid="0063f13e" style:font-name-asian="Nimbus Mono L" style:font-size-asian="10pt" style:font-name-complex="Liberation Mono" style:font-size-complex="1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officeooo:rsid="00214b8a" style:font-size-asian="15pt" style:font-size-complex="15pt"/>
    </style:style>
    <style:style style:name="T3" style:family="text">
      <style:text-properties fo:font-size="15pt" officeooo:rsid="004e8136" style:font-size-asian="15pt" style:font-size-complex="15pt"/>
    </style:style>
    <style:style style:name="T4" style:family="text">
      <style:text-properties fo:font-size="15pt" officeooo:rsid="00527eb6" style:font-size-asian="15pt" style:font-size-complex="15pt"/>
    </style:style>
    <style:style style:name="T5" style:family="text">
      <style:text-properties fo:font-size="15pt" officeooo:rsid="00604cde" style:font-size-asian="15pt" style:font-size-complex="15pt"/>
    </style:style>
    <style:style style:name="T6" style:family="text">
      <style:text-properties officeooo:rsid="005809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2"/><text:span text:style-name="T3">SERVICE </text:span><text:span text:style-name="T5">MATERIAL CONSUMTION</text:span><text:span text:style-name="T3"> </text:span><text:span text:style-name="T2">R</text:span><text:span text:style-name="T4">EPORT</text:span></text:p>
      <text:p text:style-name="P6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0"><text:span text:style-name="T6">No</text:span> <text:s/></text:p>
          </table:table-cell>
          <table:table-cell table:style-name="Table1.A1" office:value-type="string">
            <text:p text:style-name="P11">Customer</text:p>
          </table:table-cell>
          <table:table-cell table:style-name="Table1.A1" office:value-type="string">
            <text:p text:style-name="P14">Picking</text:p>
          </table:table-cell>
          <table:table-cell table:style-name="Table1.A1" office:value-type="string">
            <text:p text:style-name="P16">Product</text:p>
          </table:table-cell>
          <table:table-cell table:style-name="Table1.A1" office:value-type="string">
            <text:p text:style-name="P16">Qty</text:p>
          </table:table-cell>
          <table:table-cell table:style-name="Table1.F1" office:value-type="string">
            <text:p text:style-name="P15">Invoice</text:p>
          </table:table-cell>
        </table:table-row>
        <table:table-row>
          <table:table-cell table:style-name="Table1.F1" table:number-columns-spanned="6" office:value-type="string">
            <text:p text:style-name="P8"><text:text-input text:description="&lt;for each=&quot;line in get_move_lines(o)&quot;&gt;">Move Lin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6" office:value-type="string">
            <text:p text:style-name="P8"><text:text-input text:description="&lt;if test=&quot;len(line['service'])&gt;0&quot;&gt;">If serv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6" office:value-type="string">
            <text:p text:style-name="P8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6" office:value-type="string">
            <text:p text:style-name="P8"><text:text-input text:description="&lt;if test=&quot;len(line['customer'])&gt;0&quot;&gt;">If custome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8"><text:text-input text:description="&lt;line['sr_no']&gt;">Sr No</text:text-input></text:p>
          </table:table-cell>
          <table:table-cell table:style-name="Table1.A6" office:value-type="string">
            <text:p text:style-name="P8"><text:text-input text:description="&lt;line['customer']&gt;">customer</text:text-input></text:p>
          </table:table-cell>
          <table:table-cell table:style-name="Table1.A6" office:value-type="string">
            <text:p text:style-name="P8"><text:text-input text:description="&lt;line['picking']&gt;">Picking</text:text-input></text:p>
          </table:table-cell>
          <table:table-cell table:style-name="Table1.A6" office:value-type="string">
            <text:p text:style-name="P9"><text:text-input text:description="&lt;line['product']&gt;">Product</text:text-input></text:p>
          </table:table-cell>
          <table:table-cell table:style-name="Table1.A6" office:value-type="string">
            <text:p text:style-name="P9"><text:text-input text:description="&lt;line['qty']&gt;">Qty</text:text-input></text:p>
          </table:table-cell>
          <table:table-cell table:style-name="Table1.A3" office:value-type="string">
            <text:p text:style-name="P12"><text:text-input text:description="&lt;line['invoice']&gt;">Invoice</text:text-input></text:p>
          </table:table-cell>
        </table:table-row>
        <table:table-row>
          <table:table-cell table:style-name="Table1.A3" table:number-columns-spanned="6" office:value-type="string">
            <text:p text:style-name="P13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6" office:value-type="string">
            <text:p text:style-name="P7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officeooo:rsid="00adcd69" officeooo:paragraph-rsid="0065b791" style:font-size-asian="13pt" style:font-size-complex="13pt"/>
    </style:style>
    <style:style style:name="MP2" style:family="paragraph" style:parent-style-name="Header">
      <style:paragraph-properties fo:text-align="center" style:justify-single-word="false"/>
      <style:text-properties fo:font-size="11pt" officeooo:rsid="00adcd69" officeooo:paragraph-rsid="0065dda0" style:font-size-asian="11pt" style:font-size-complex="11pt"/>
    </style:style>
    <style:style style:name="MT1" style:family="text">
      <style:text-properties fo:font-size="18pt" style:font-size-asian="18pt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2"><text:s/><text:text-input text:description="&lt;company_address(o)&gt;">Company Address</text:text-inpu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6T15:12:29.575564144</dc:date>
    <meta:editing-duration>PT20H48M18S</meta:editing-duration>
    <meta:editing-cycles>54</meta:editing-cycles>
    <meta:generator>LibreOffice/4.2.8.2$Linux_X86_64 LibreOffice_project/420m0$Build-2</meta:generator>
    <meta:document-statistic meta:table-count="1" meta:image-count="0" meta:object-count="0" meta:page-count="1" meta:paragraph-count="21" meta:word-count="61" meta:character-count="216" meta:non-whitespace-character-count="198"/>
  </office:meta>
</office:document-meta>
</file>